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78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519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number-columns-repeated="1020" table:default-cell-style-name="ce3"/>
        <table:table-row table:style-name="ro1">
          <table:table-cell table:style-name="ce1" office:value-type="string" calcext:value-type="string">
            <text:p>URI 1</text:p>
          </table:table-cell>
          <table:table-cell table:style-name="ce1" office:value-type="string" calcext:value-type="string">
            <text:p>URI 1 has &lt;relationship&gt; URI 2</text:p>
          </table:table-cell>
          <table:table-cell table:style-name="ce1" office:value-type="string" calcext:value-type="string">
            <text:p>URI 2</text:p>
          </table:table-cell>
          <table:table-cell table:style-name="ce1" office:value-type="string" calcext:value-type="string">
            <text:p>URI 2 has &lt;relationship&gt; URI 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s_avhrr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sens_avhrrGac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s_avhrr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sens_avhrrHrpt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s_avhrr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sens_avhrrLac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s_meris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sens_merisFRS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s_meris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sens_merisRR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s_tanso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sens_tansoCai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s_tanso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sens_tansoFts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8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1-03T10:19:00Z</meta:creation-date>
    <dc:date>2016-03-11T11:03:21.341835329</dc:date>
    <meta:editing-cycles>4</meta:editing-cycles>
    <meta:editing-duration>PT16M7S</meta:editing-duration>
    <meta:document-statistic meta:table-count="1" meta:cell-count="32" meta:object-count="0"/>
  </office:meta>
</office:document-meta>
</file>